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Elisabeth Kähler, Eifgenstr. 2, 56187 Bad Andrewland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d Andrewland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Direct Consulting Executive</text:h>
      <text:p text:style-name="P12"/>
      <text:p text:style-name="Normal">Sehr geehrte Damen und Herren</text:p>
      <text:p text:style-name="Normal"/>
      <text:p text:style-name="Normal">Nulla error dolores excepturi mollitia est nobis quo.</text:p>
      <text:p text:style-name="Normal"/>
      <text:p text:style-name="Normal">Quia quia sint quo adipisci excepturi minima eum.</text:p>
      <text:p text:style-name="Normal"/>
      <text:p text:style-name="Normal">Cumque voluptatem consequatur labore id.</text:p>
      <text:p text:style-name="Normal"/>
      <text:p text:style-name="Normal">Freundliche Grüße</text:p>
      <text:p text:style-name="Normal"/>
      <text:p text:style-name="Normal">Elisabeth Kähler</text:p>
      <text:p text:style-name="P11"><text:span text:style-name="T4"><text:tab/><text:tab/></text:span><text:span text:style-name="T7">Elisabeth Kähler</text:span></text:p>
      <text:p text:style-name="P3"><text:tab/><text:tab/></text:p>
      <text:p text:style-name="P2"><text:span text:style-name="Highlighted_20_with_20_gray_20_Char"><text:span text:style-name="T6">Sed ducimus repellendus optio no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f7166b9a-9b55-40e3-b384-536b95990196">
        <text:p text:style-name="P5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1613241699" text:style-name="LS4">
          <text:list-header>
            <text:p text:style-name="P20">Projektmanagement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9fac40f6-3188-4b8e-bece-4ebd7029e8aa">
        <text:p text:style-name="P6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71447687617890" text:continue-numbering="true" text:style-name="LS4">
          <text:list-header>
            <text:p text:style-name="P21">Geige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7ac8267e-c442-40cb-acdf-bdc35dbd1a9d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Englisch, Französisch, Deutsch, Chinesisch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rese@muller.net</text:span><text:span text:style-name="MT2">| 23.02.1961 | </text:span><text:span text:style-name="MT3">56187 Bad Andrewland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